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dian_parall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180" calcext:value-type="float">
            <text:p>33180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180" calcext:value-type="float">
            <text:p>3318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" office:value-type="string" calcext:value-type="string" table:number-columns-spanned="8" table:number-rows-spanned="1">
            <text:p>Data Size Vs Speed Up(Different Filter Sizes)</text:p>
          </table:table-cell>
          <table:covered-table-cell table:number-columns-repeated="7"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180" calcext:value-type="float">
            <text:p>33180</text:p>
          </table:table-cell>
          <table:table-cell office:value-type="float" office:value="59" calcext:value-type="float">
            <text:p>5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180" calcext:value-type="float">
            <text:p>3318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 table:number-columns-spanned="1" table:number-rows-spanned="2">
            <text:p>Data Size(Number of Pixels)</text:p>
          </table:table-cell>
          <table:table-cell table:style-name="ce3" office:value-type="string" calcext:value-type="string" table:number-columns-spanned="7" table:number-rows-spanned="1">
            <text:p>Speed Up</text:p>
          </table:table-cell>
          <table:covered-table-cell table:number-columns-repeated="6"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180" calcext:value-type="float">
            <text:p>33180</text:p>
          </table:table-cell>
          <table:table-cell office:value-type="float" office:value="196" calcext:value-type="float">
            <text:p>19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180" calcext:value-type="float">
            <text:p>33180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covered-table-cell table:style-name="ce4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180" calcext:value-type="float">
            <text:p>33180</text:p>
          </table:table-cell>
          <table:table-cell office:value-type="float" office:value="263" calcext:value-type="float">
            <text:p>26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3180" calcext:value-type="float">
            <text:p>3318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ce2" office:value-type="float" office:value="33180" calcext:value-type="float">
            <text:p>33180</text:p>
          </table:table-cell>
          <table:table-cell table:style-name="ce2" table:formula="of:=[.I1]/[.C1]" office:value-type="float" office:value="1.08333333333333" calcext:value-type="float">
            <text:p>1.08333333333333</text:p>
          </table:table-cell>
          <table:table-cell table:style-name="ce2" office:value-type="float" office:value="0.966101694915254" calcext:value-type="float">
            <text:p>0.9661016949152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8479087452472" calcext:value-type="float">
            <text:p>0.798479087452472</text:p>
          </table:table-cell>
          <table:table-cell table:style-name="ce2" office:value-type="float" office:value="1.06824925816024" calcext:value-type="float">
            <text:p>1.06824925816024</text:p>
          </table:table-cell>
          <table:table-cell table:style-name="ce2" office:value-type="float" office:value="0.985010706638116" calcext:value-type="float">
            <text:p>0.985010706638116</text:p>
          </table:table-cell>
          <table:table-cell table:style-name="ce2" office:value-type="float" office:value="0.970172684458399" calcext:value-type="float">
            <text:p>0.970172684458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180" calcext:value-type="float">
            <text:p>33180</text:p>
          </table:table-cell>
          <table:table-cell office:value-type="float" office:value="337" calcext:value-type="float">
            <text:p>33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3180" calcext:value-type="float">
            <text:p>3318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" table:formula="of:=[.I15]/[.C15]" office:value-type="float" office:value="0.872340425531915" calcext:value-type="float">
            <text:p>0.872340425531915</text:p>
          </table:table-cell>
          <table:table-cell table:style-name="ce2" office:value-type="float" office:value="0.956140350877193" calcext:value-type="float">
            <text:p>0.956140350877193</text:p>
          </table:table-cell>
          <table:table-cell table:style-name="ce2" office:value-type="float" office:value="0.834862385321101" calcext:value-type="float">
            <text:p>0.834862385321101</text:p>
          </table:table-cell>
          <table:table-cell table:style-name="ce2" office:value-type="float" office:value="0.856842105263158" calcext:value-type="float">
            <text:p>0.856842105263158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2" office:value-type="float" office:value="1.02966101694915" calcext:value-type="float">
            <text:p>1.02966101694915</text:p>
          </table:table-cell>
          <table:table-cell table:style-name="ce2" office:value-type="float" office:value="1.01697530864198" calcext:value-type="float">
            <text:p>1.0169753086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180" calcext:value-type="float">
            <text:p>33180</text:p>
          </table:table-cell>
          <table:table-cell office:value-type="float" office:value="467" calcext:value-type="float">
            <text:p>46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3180" calcext:value-type="float">
            <text:p>3318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style-name="ce2" office:value-type="float" office:value="307200" calcext:value-type="float">
            <text:p>307200</text:p>
          </table:table-cell>
          <table:table-cell table:style-name="ce2" table:formula="of:=[.I8]/[.C8]" office:value-type="float" office:value="1.38235294117647" calcext:value-type="float">
            <text:p>1.38235294117647</text:p>
          </table:table-cell>
          <table:table-cell table:style-name="ce2" office:value-type="float" office:value="2.15789473684211" calcext:value-type="float">
            <text:p>2.15789473684211</text:p>
          </table:table-cell>
          <table:table-cell table:style-name="ce2" office:value-type="float" office:value="2.69105691056911" calcext:value-type="float">
            <text:p>2.69105691056911</text:p>
          </table:table-cell>
          <table:table-cell table:style-name="ce2" office:value-type="float" office:value="2.77568493150685" calcext:value-type="float">
            <text:p>2.77568493150685</text:p>
          </table:table-cell>
          <table:table-cell table:style-name="ce2" office:value-type="float" office:value="3.09584295612009" calcext:value-type="float">
            <text:p>3.09584295612009</text:p>
          </table:table-cell>
          <table:table-cell table:style-name="ce2" office:value-type="float" office:value="3.65282392026578" calcext:value-type="float">
            <text:p>3.65282392026578</text:p>
          </table:table-cell>
          <table:table-cell table:style-name="ce2" office:value-type="float" office:value="2.32367549668874" calcext:value-type="float">
            <text:p>2.32367549668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180" calcext:value-type="float">
            <text:p>33180</text:p>
          </table:table-cell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3180" calcext:value-type="float">
            <text:p>33180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style-name="ce2" office:value-type="float" office:value="563200" calcext:value-type="float">
            <text:p>563200</text:p>
          </table:table-cell>
          <table:table-cell table:style-name="ce2" table:formula="of:=[.I22]/[.C22]" office:value-type="float" office:value="1.53571428571429" calcext:value-type="float">
            <text:p>1.53571428571429</text:p>
          </table:table-cell>
          <table:table-cell table:style-name="ce2" office:value-type="float" office:value="2.3041958041958" calcext:value-type="float">
            <text:p>2.3041958041958</text:p>
          </table:table-cell>
          <table:table-cell table:style-name="ce2" office:value-type="float" office:value="2.94489795918367" calcext:value-type="float">
            <text:p>2.94489795918367</text:p>
          </table:table-cell>
          <table:table-cell table:style-name="ce2" office:value-type="float" office:value="2.1034180543383" calcext:value-type="float">
            <text:p>2.1034180543383</text:p>
          </table:table-cell>
          <table:table-cell table:style-name="ce2" office:value-type="float" office:value="2.54903225806452" calcext:value-type="float">
            <text:p>2.54903225806452</text:p>
          </table:table-cell>
          <table:table-cell table:style-name="ce2" office:value-type="float" office:value="2.62164705882353" calcext:value-type="float">
            <text:p>2.62164705882353</text:p>
          </table:table-cell>
          <table:table-cell table:style-name="ce2" office:value-type="float" office:value="2.78661388988845" calcext:value-type="float">
            <text:p>2.7866138898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102" calcext:value-type="float">
            <text:p>1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2" office:value-type="float" office:value="3840000" calcext:value-type="float">
            <text:p>3840000</text:p>
          </table:table-cell>
          <table:table-cell table:style-name="ce2" table:formula="of:=[.I36]/[.C36]" office:value-type="float" office:value="2.63337547408344" calcext:value-type="float">
            <text:p>2.63337547408344</text:p>
          </table:table-cell>
          <table:table-cell table:style-name="ce2" office:value-type="float" office:value="3.80522193211488" calcext:value-type="float">
            <text:p>3.80522193211488</text:p>
          </table:table-cell>
          <table:table-cell table:style-name="ce2" office:value-type="float" office:value="3.37753378378378" calcext:value-type="float">
            <text:p>3.37753378378378</text:p>
          </table:table-cell>
          <table:table-cell table:style-name="ce2" office:value-type="float" office:value="3.41324123989218" calcext:value-type="float">
            <text:p>3.41324123989218</text:p>
          </table:table-cell>
          <table:table-cell table:style-name="ce2" office:value-type="float" office:value="3.52181756680573" calcext:value-type="float">
            <text:p>3.52181756680573</text:p>
          </table:table-cell>
          <table:table-cell table:style-name="ce2" office:value-type="float" office:value="3.59153254578609" calcext:value-type="float">
            <text:p>3.59153254578609</text:p>
          </table:table-cell>
          <table:table-cell table:style-name="ce2" office:value-type="float" office:value="3.75450161753037" calcext:value-type="float">
            <text:p>3.75450161753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190" calcext:value-type="float">
            <text:p>19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style-name="ce2" table:formula="of:=[.B32]" office:value-type="float" office:value="12404937" calcext:value-type="float">
            <text:p>12404937</text:p>
          </table:table-cell>
          <table:table-cell table:style-name="ce2" table:formula="of:=[.I29]/[.C29]" office:value-type="float" office:value="2.71042713567839" calcext:value-type="float">
            <text:p>2.71042713567839</text:p>
          </table:table-cell>
          <table:table-cell table:style-name="ce2" office:value-type="float" office:value="2.83830538393645" calcext:value-type="float">
            <text:p>2.83830538393645</text:p>
          </table:table-cell>
          <table:table-cell table:style-name="ce2" office:value-type="float" office:value="3.00016651402881" calcext:value-type="float">
            <text:p>3.00016651402881</text:p>
          </table:table-cell>
          <table:table-cell table:style-name="ce2" office:value-type="float" office:value="2.96150379129328" calcext:value-type="float">
            <text:p>2.96150379129328</text:p>
          </table:table-cell>
          <table:table-cell table:style-name="ce2" office:value-type="float" office:value="3.33469805527124" calcext:value-type="float">
            <text:p>3.33469805527124</text:p>
          </table:table-cell>
          <table:table-cell table:style-name="ce2" office:value-type="float" office:value="3.19994357455212" calcext:value-type="float">
            <text:p>3.19994357455212</text:p>
          </table:table-cell>
          <table:table-cell table:style-name="ce2" office:value-type="float" office:value="3.48559857934858" calcext:value-type="float">
            <text:p>3.485598579348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369" calcext:value-type="float">
            <text:p>36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style-name="ce2" office:value-type="float" office:value="42177408" calcext:value-type="float">
            <text:p>42177408</text:p>
          </table:table-cell>
          <table:table-cell table:style-name="ce2" table:formula="of:=[.I43]/[.C43]" office:value-type="float" office:value="3.1328897338403" calcext:value-type="float">
            <text:p>3.1328897338403</text:p>
          </table:table-cell>
          <table:table-cell table:style-name="ce2" office:value-type="float" office:value="3.36410891089109" calcext:value-type="float">
            <text:p>3.36410891089109</text:p>
          </table:table-cell>
          <table:table-cell table:style-name="ce2" office:value-type="float" office:value="3.41715215901302" calcext:value-type="float">
            <text:p>3.41715215901302</text:p>
          </table:table-cell>
          <table:table-cell table:style-name="ce2" office:value-type="float" office:value="3.66037188672808" calcext:value-type="float">
            <text:p>3.66037188672808</text:p>
          </table:table-cell>
          <table:table-cell table:style-name="ce2" office:value-type="float" office:value="3.66087757384383" calcext:value-type="float">
            <text:p>3.66087757384383</text:p>
          </table:table-cell>
          <table:table-cell table:style-name="ce2" office:value-type="float" office:value="3.84393908113516" calcext:value-type="float">
            <text:p>3.84393908113516</text:p>
          </table:table-cell>
          <table:table-cell table:style-name="ce2" office:value-type="float" office:value="3.9472443799855" calcext:value-type="float">
            <text:p>3.9472443799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584" calcext:value-type="float">
            <text:p>58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21" calcext:value-type="float">
            <text:p>1621</text:p>
          </table:table-cell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866" calcext:value-type="float">
            <text:p>86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681" calcext:value-type="float">
            <text:p>2681</text:p>
          </table:table-cell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200" calcext:value-type="float">
            <text:p>307200</text:p>
          </table:table-cell>
          <table:table-cell office:value-type="float" office:value="1204" calcext:value-type="float">
            <text:p>120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07200" calcext:value-type="float">
            <text:p>307200</text:p>
          </table:table-cell>
          <table:table-cell office:value-type="float" office:value="4398" calcext:value-type="float">
            <text:p>4398</text:p>
          </table:table-cell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416" calcext:value-type="float">
            <text:p>241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7200" calcext:value-type="float">
            <text:p>307200</text:p>
          </table:table-cell>
          <table:table-cell office:value-type="float" office:value="5614" calcext:value-type="float">
            <text:p>5614</text:p>
          </table:table-cell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536" calcext:value-type="float">
            <text:p>65536</text:p>
          </table:table-cell>
          <table:table-cell office:value-type="float" office:value="47" calcext:value-type="float">
            <text:p>4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536" calcext:value-type="float">
            <text:p>65536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536" calcext:value-type="float">
            <text:p>65536</text:p>
          </table:table-cell>
          <table:table-cell office:value-type="float" office:value="114" calcext:value-type="float">
            <text:p>11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536" calcext:value-type="float">
            <text:p>65536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536" calcext:value-type="float">
            <text:p>65536</text:p>
          </table:table-cell>
          <table:table-cell office:value-type="float" office:value="327" calcext:value-type="float">
            <text:p>32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536" calcext:value-type="float">
            <text:p>65536</text:p>
          </table:table-cell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536" calcext:value-type="float">
            <text:p>65536</text:p>
          </table:table-cell>
          <table:table-cell office:value-type="float" office:value="475" calcext:value-type="float">
            <text:p>475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536" calcext:value-type="float">
            <text:p>65536</text:p>
          </table:table-cell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536" calcext:value-type="float">
            <text:p>65536</text:p>
          </table:table-cell>
          <table:table-cell office:value-type="float" office:value="741" calcext:value-type="float">
            <text:p>74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536" calcext:value-type="float">
            <text:p>65536</text:p>
          </table:table-cell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944" calcext:value-type="float">
            <text:p>94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536" calcext:value-type="float">
            <text:p>65536</text:p>
          </table:table-cell>
          <table:table-cell office:value-type="float" office:value="1296" calcext:value-type="float">
            <text:p>129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536" calcext:value-type="float">
            <text:p>65536</text:p>
          </table:table-cell>
          <table:table-cell office:value-type="float" office:value="1318" calcext:value-type="float">
            <text:p>131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3200" calcext:value-type="float">
            <text:p>563200</text:p>
          </table:table-cell>
          <table:table-cell office:value-type="float" office:value="140" calcext:value-type="float">
            <text:p>14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63200" calcext:value-type="float">
            <text:p>563200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3200" calcext:value-type="float">
            <text:p>563200</text:p>
          </table:table-cell>
          <table:table-cell office:value-type="float" office:value="286" calcext:value-type="float">
            <text:p>28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3200" calcext:value-type="float">
            <text:p>563200</text:p>
          </table:table-cell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3200" calcext:value-type="float">
            <text:p>563200</text:p>
          </table:table-cell>
          <table:table-cell office:value-type="float" office:value="490" calcext:value-type="float">
            <text:p>49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3200" calcext:value-type="float">
            <text:p>563200</text:p>
          </table:table-cell>
          <table:table-cell office:value-type="float" office:value="1443" calcext:value-type="float">
            <text:p>144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3200" calcext:value-type="float">
            <text:p>563200</text:p>
          </table:table-cell>
          <table:table-cell office:value-type="float" office:value="1141" calcext:value-type="float">
            <text:p>114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3200" calcext:value-type="float">
            <text:p>563200</text:p>
          </table:table-cell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3200" calcext:value-type="float">
            <text:p>563200</text:p>
          </table:table-cell>
          <table:table-cell office:value-type="float" office:value="1550" calcext:value-type="float">
            <text:p>155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3200" calcext:value-type="float">
            <text:p>563200</text:p>
          </table:table-cell>
          <table:table-cell office:value-type="float" office:value="3951" calcext:value-type="float">
            <text:p>395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3200" calcext:value-type="float">
            <text:p>563200</text:p>
          </table:table-cell>
          <table:table-cell office:value-type="float" office:value="2125" calcext:value-type="float">
            <text:p>2125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63200" calcext:value-type="float">
            <text:p>563200</text:p>
          </table:table-cell>
          <table:table-cell office:value-type="float" office:value="5571" calcext:value-type="float">
            <text:p>557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3200" calcext:value-type="float">
            <text:p>563200</text:p>
          </table:table-cell>
          <table:table-cell office:value-type="float" office:value="2779" calcext:value-type="float">
            <text:p>277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3200" calcext:value-type="float">
            <text:p>563200</text:p>
          </table:table-cell>
          <table:table-cell office:value-type="float" office:value="7744" calcext:value-type="float">
            <text:p>774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1592" calcext:value-type="float">
            <text:p>159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4315" calcext:value-type="float">
            <text:p>43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5665" calcext:value-type="float">
            <text:p>5665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16079" calcext:value-type="float">
            <text:p>1607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12011" calcext:value-type="float">
            <text:p>1201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36035" calcext:value-type="float">
            <text:p>3603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18859" calcext:value-type="float">
            <text:p>1885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55851" calcext:value-type="float">
            <text:p>5585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26379" calcext:value-type="float">
            <text:p>2637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87966" calcext:value-type="float">
            <text:p>8796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35445" calcext:value-type="float">
            <text:p>35445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113422" calcext:value-type="float">
            <text:p>11342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46176" calcext:value-type="float">
            <text:p>4617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160951" calcext:value-type="float">
            <text:p>16095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791" calcext:value-type="float">
            <text:p>79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2083" calcext:value-type="float">
            <text:p>208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1915" calcext:value-type="float">
            <text:p>1915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7287" calcext:value-type="float">
            <text:p>728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3552" calcext:value-type="float">
            <text:p>355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11997" calcext:value-type="float">
            <text:p>1199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5936" calcext:value-type="float">
            <text:p>593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20261" calcext:value-type="float">
            <text:p>2026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8869" calcext:value-type="float">
            <text:p>886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31235" calcext:value-type="float">
            <text:p>3123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12613" calcext:value-type="float">
            <text:p>1261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45300" calcext:value-type="float">
            <text:p>4530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16383" calcext:value-type="float">
            <text:p>1638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61510" calcext:value-type="float">
            <text:p>6151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5260" calcext:value-type="float">
            <text:p>526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16479" calcext:value-type="float">
            <text:p>1647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16160" calcext:value-type="float">
            <text:p>1616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54364" calcext:value-type="float">
            <text:p>5436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35016" calcext:value-type="float">
            <text:p>3501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119655" calcext:value-type="float">
            <text:p>11965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58620" calcext:value-type="float">
            <text:p>5862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214571" calcext:value-type="float">
            <text:p>21457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91206" calcext:value-type="float">
            <text:p>91206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333894" calcext:value-type="float">
            <text:p>33389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125938" calcext:value-type="float">
            <text:p>125938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484098" calcext:value-type="float">
            <text:p>48409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159964" calcext:value-type="float">
            <text:p>15996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631417" calcext:value-type="float">
            <text:p>6314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6T16:38:29.524985231</dc:date>
    <meta:editing-duration>PT27M21S</meta:editing-duration>
    <meta:editing-cycles>3</meta:editing-cycles>
    <meta:generator>LibreOffice/7.3.5.2$Linux_X86_64 LibreOffice_project/30$Build-2</meta:generator>
    <meta:document-statistic meta:table-count="1" meta:cell-count="408" meta:object-count="0"/>
  </office:meta>
</office:document-meta>
</file>